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acf" officeooo:paragraph-rsid="0015eacf"/>
    </style:style>
    <style:style style:name="P2" style:family="paragraph" style:parent-style-name="Standard">
      <style:text-properties fo:font-weight="bold" officeooo:rsid="0015eacf" officeooo:paragraph-rsid="0015eacf" style:font-weight-asian="bold" style:font-weight-complex="bold"/>
    </style:style>
    <style:style style:name="P3" style:family="paragraph" style:parent-style-name="Standard">
      <style:text-properties officeooo:rsid="0016b66a" officeooo:paragraph-rsid="0016b66a"/>
    </style:style>
    <style:style style:name="P4" style:family="paragraph" style:parent-style-name="Standard">
      <style:text-properties officeooo:rsid="0016b66a" officeooo:paragraph-rsid="0015eacf"/>
    </style:style>
    <style:style style:name="P5" style:family="paragraph" style:parent-style-name="Standard" style:list-style-name="L2">
      <style:text-properties officeooo:rsid="0016b66a" officeooo:paragraph-rsid="0016b66a"/>
    </style:style>
    <style:style style:name="P6" style:family="paragraph" style:parent-style-name="Standard">
      <style:text-properties officeooo:rsid="00181fd1" officeooo:paragraph-rsid="00181fd1"/>
    </style:style>
    <style:style style:name="P7" style:family="paragraph" style:parent-style-name="Standard">
      <style:text-properties officeooo:rsid="00194b87" officeooo:paragraph-rsid="00194b87"/>
    </style:style>
    <style:style style:name="P8" style:family="paragraph" style:parent-style-name="Standard">
      <style:text-properties fo:font-weight="normal" officeooo:rsid="0039b6ed" officeooo:paragraph-rsid="0039b6ed" style:font-weight-asian="normal" style:font-weight-complex="normal"/>
    </style:style>
    <style:style style:name="P9" style:family="paragraph" style:parent-style-name="Standard">
      <style:text-properties officeooo:rsid="001b0175" officeooo:paragraph-rsid="001b0175"/>
    </style:style>
    <style:style style:name="P10" style:family="paragraph" style:parent-style-name="Standard">
      <style:text-properties officeooo:rsid="001e1591" officeooo:paragraph-rsid="001e1591"/>
    </style:style>
    <style:style style:name="P11" style:family="paragraph" style:parent-style-name="Standard" style:list-style-name="L3">
      <style:text-properties officeooo:rsid="00227d95" officeooo:paragraph-rsid="00227d95"/>
    </style:style>
    <style:style style:name="P12" style:family="paragraph" style:parent-style-name="Standard">
      <style:text-properties officeooo:rsid="00263a04" officeooo:paragraph-rsid="00263a04"/>
    </style:style>
    <style:style style:name="P13" style:family="paragraph" style:parent-style-name="Standard">
      <style:text-properties officeooo:rsid="002834f2" officeooo:paragraph-rsid="002834f2"/>
    </style:style>
    <style:style style:name="P14" style:family="paragraph" style:parent-style-name="Standard">
      <style:text-properties officeooo:rsid="002d6431" officeooo:paragraph-rsid="002d6431"/>
    </style:style>
    <style:style style:name="P15" style:family="paragraph" style:parent-style-name="Standard" style:list-style-name="L4">
      <style:text-properties officeooo:rsid="0031f546" officeooo:paragraph-rsid="0031f546"/>
    </style:style>
    <style:style style:name="P16" style:family="paragraph" style:parent-style-name="Standard">
      <style:text-properties officeooo:rsid="0031f546" officeooo:paragraph-rsid="0031f546"/>
    </style:style>
    <style:style style:name="P17" style:family="paragraph" style:parent-style-name="Standard">
      <style:text-properties officeooo:rsid="003339a9" officeooo:paragraph-rsid="003339a9"/>
    </style:style>
    <style:style style:name="P18" style:family="paragraph" style:parent-style-name="Standard">
      <style:text-properties officeooo:rsid="00350496" officeooo:paragraph-rsid="00350496"/>
    </style:style>
    <style:style style:name="P19" style:family="paragraph" style:parent-style-name="Standard">
      <style:text-properties officeooo:rsid="0036baf9" officeooo:paragraph-rsid="0036baf9"/>
    </style:style>
    <style:style style:name="P20" style:family="paragraph" style:parent-style-name="Standard">
      <style:text-properties officeooo:rsid="0039b6ed" officeooo:paragraph-rsid="0039b6ed"/>
    </style:style>
    <style:style style:name="P21" style:family="paragraph" style:parent-style-name="Standard">
      <style:text-properties officeooo:rsid="003b7568" officeooo:paragraph-rsid="003b7568"/>
    </style:style>
    <style:style style:name="P22" style:family="paragraph" style:parent-style-name="Standard">
      <style:text-properties officeooo:rsid="003b7568" officeooo:paragraph-rsid="003c12e9"/>
    </style:style>
    <style:style style:name="P23" style:family="paragraph" style:parent-style-name="Standard">
      <style:text-properties officeooo:rsid="003b987d" officeooo:paragraph-rsid="003b987d"/>
    </style:style>
    <style:style style:name="P24" style:family="paragraph" style:parent-style-name="Standard">
      <style:text-properties officeooo:rsid="003c12e9" officeooo:paragraph-rsid="003c12e9"/>
    </style:style>
    <style:style style:name="P25" style:family="paragraph" style:parent-style-name="Standard">
      <style:text-properties officeooo:rsid="003d6713" officeooo:paragraph-rsid="003d6713"/>
    </style:style>
    <style:style style:name="P26" style:family="paragraph" style:parent-style-name="Standard">
      <style:paragraph-properties fo:break-before="page"/>
      <style:text-properties fo:font-weight="bold" officeooo:rsid="0015eacf" officeooo:paragraph-rsid="0015eacf" style:font-weight-asian="bold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271f7f" officeooo:paragraph-rsid="00271f7f"/>
    </style:style>
    <style:style style:name="P29" style:family="paragraph" style:parent-style-name="Standard">
      <style:paragraph-properties fo:margin-left="0.5in" fo:margin-right="0in" fo:text-indent="0in" style:auto-text-indent="false"/>
      <style:text-properties officeooo:rsid="00227d95" officeooo:paragraph-rsid="00227d95"/>
    </style:style>
    <style:style style:name="P30" style:family="paragraph" style:list-style-name="L3">
      <style:text-properties officeooo:rsid="0024e1f7" officeooo:paragraph-rsid="0024e1f7"/>
    </style:style>
    <style:style style:name="P31" style:family="paragraph">
      <style:text-properties officeooo:rsid="0031f546" officeooo:paragraph-rsid="0031f546"/>
    </style:style>
    <style:style style:name="T1" style:family="text">
      <style:text-properties officeooo:rsid="00194b87"/>
    </style:style>
    <style:style style:name="T2" style:family="text">
      <style:text-properties officeooo:rsid="001986d5"/>
    </style:style>
    <style:style style:name="T3" style:family="text">
      <style:text-properties officeooo:rsid="001b635b"/>
    </style:style>
    <style:style style:name="T4" style:family="text">
      <style:text-properties officeooo:rsid="001e1591"/>
    </style:style>
    <style:style style:name="T5" style:family="text">
      <style:text-properties officeooo:rsid="001fa3da"/>
    </style:style>
    <style:style style:name="T6" style:family="text">
      <style:text-properties officeooo:rsid="0029f742"/>
    </style:style>
    <style:style style:name="T7" style:family="text">
      <style:text-properties officeooo:rsid="002b21f4"/>
    </style:style>
    <style:style style:name="T8" style:family="text">
      <style:text-properties officeooo:rsid="00350496"/>
    </style:style>
    <style:style style:name="T9" style:family="text">
      <style:text-properties officeooo:rsid="00362d9a"/>
    </style:style>
    <style:style style:name="T10" style:family="text">
      <style:text-properties officeooo:rsid="003c12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ФИО</text:p>
      <text:p text:style-name="P1">Лебедев Д.Г.</text:p>
      <text:p text:style-name="P2">2. Какова разница между абстрактным классом и интерфейсом?</text:p>
      <text:p text:style-name="P1"></text:p>
      <text:p text:style-name="P25">Класс ситается абстрактным, если у него хотябы один метод не имеет реализации, а в интерфейсе ни один метод не может иметь релизации.</text:p>
      <text:p text:style-name="P25">Другой класс может наследовать сколько угодно интерфейсов, но тольо один класс(включай абстрактный)</text:p>
      <text:p text:style-name="P25">Интерфейс может содержать только константные поля, статичсекий класс — нет.</text:p>
      <text:p text:style-name="P1"/>
      <text:p text:style-name="P1"></text:p>
      <text:p text:style-name="P2">3. Как «насильно» вызвать сборку мусора?</text:p>
      <text:p text:style-name="P1"><text:span text:style-name="T4">System.gc();</text:span></text:p>
      <text:p text:style-name="P10">Но смысла в это, чаще всего, очень мало. Java и сама в состоянии вызывать сборщик мусора по мере необходимости. Эта технология развивалась годами и использует не тривиальные алгоритмы, отвечающие за высов сборщика.</text:p>
      <text:p text:style-name="P10"/>
      <text:p text:style-name="P10">Программист, конечно, может отклюить автоматический сборщик мусора и <text:span text:style-name="T5">чистить</text:span> ресурсы руками, но такой подход «не всегда» оправдан.</text:p>
      <text:p text:style-name="P1"></text:p>
      <text:p text:style-name="P2">4. Когда требуется явное приведение классов?</text:p>
      <text:p text:style-name="P1"></text:p>
      <text:p text:style-name="P12">Если необходимо указать, к какому конкретно классу необходимо привести данную ссылку, и пограммист уверен что ссылка является объектом класса, к котрому осуществляется приведение. Например :</text:p>
      <text:p text:style-name="P12"/>
      <text:p text:style-name="P27"><text:tab/><text:tab/>A a = new A();</text:p>
      <text:p text:style-name="P27"><text:tab/><text:tab/>Object o = a;</text:p>
      <text:p text:style-name="P27"><text:tab/><text:tab/>A aa = (A)o;</text:p>
      <text:p text:style-name="P27"/>
      <text:p text:style-name="P28">Для проверки принадлежности ссылки к типу конкретного класса можно использовать ключевое слово instanseof.</text:p>
      <text:p text:style-name="P1"></text:p>
      <text:p text:style-name="P2">5. Чем конструкторы отличаются от других методов?</text:p>
      <text:list xml:id="list3458144205096799277" text:style-name="L3">
        <text:list-item>
          <text:p text:style-name="P11">Нет возвращаемого значения</text:p>
        </text:list-item>
        <text:list-item>
          <text:p text:style-name="P11">Имя конструктора должно совпадать с именем класса</text:p>
        </text:list-item>
        <text:list-item>
          <text:p text:style-name="P11">Для каждого класса должен быть реализован хотябы один конструктор</text:p>
        </text:list-item>
        <text:list-item>
          <text:p text:style-name="P11">У любого класса есть конструктор по умолчанию</text:p>
        </text:list-item>
      </text:list>
      <text:p text:style-name="P29">Если программист не реализовал ниодин конструктор для класса, будет вызван конструктор по умолчанию.</text:p>
      <text:list xml:id="list211140652726252" text:continue-numbering="true" text:style-name="L3">
        <text:list-item>
          <text:p text:style-name="P11">При создании экземпляра класса будет обращение о одному из конструкторов.</text:p>
        </text:list-item>
        <text:list-item>
          <text:p>К конструктору родительского класса можно обратиться super(...)</text:p>
        </text:list-item>
      </text:list>
      <text:p text:style-name="P2"/>
      <text:p text:style-name="P1"></text:p>
      <text:p text:style-name="P2">6. Можно ли вызывать конструкторы один из другого, если их в классе несколько?</text:p>
      <text:p text:style-name="P1"></text:p>
      <text:p text:style-name="P1">Да, можно. Во многих случаях это бывает удобно для устранения дублирующего кода. Например:</text:p>
      <text:p text:style-name="P1">class A {</text:p>
      <text:p text:style-name="P1">int a_;</text:p>
      <text:p text:style-name="P1">int b_;</text:p>
      <text:p text:style-name="P1">A() { ... }</text:p>
      <text:p text:style-name="P1"><text:soft-page-break/>A(int a, int b) {</text:p>
      <text:p text:style-name="P1">a_ = a;</text:p>
      <text:p text:style-name="P1">b_ = b;</text:p>
      <text:p text:style-name="P1">A();</text:p>
      <text:p text:style-name="P1">}</text:p>
      <text:p text:style-name="P1">}</text:p>
      <text:p text:style-name="P1"></text:p>
      <text:p text:style-name="P2">7. В чем разница между JDK и JRE?</text:p>
      <text:p text:style-name="P2"/>
      <text:p text:style-name="P13">JRE(java runtime envirovment) один из модулей JDK(java development kit). </text:p>
      <text:p text:style-name="P13">В JDK также входят библиотеки java, документация, примеры, компилятор java (javac) <text:span text:style-name="T6">и др.</text:span></text:p>
      <text:p text:style-name="P13"/>
      <text:p text:style-name="P13">JRE — исполняемая <text:span text:style-name="T7">среда java. Виртуальная машина и стандартные библиотеки, необходимые для ВЫПОЛНЕНИЯ java приложений.</text:span></text:p>
      <text:p text:style-name="P2"/>
      <text:p text:style-name="P2">8. Имеет ли значение в каком порядке перехватывать исключения FileNotFoundException и IOExceptipon?</text:p>
      <text:p text:style-name="P1"></text:p>
      <text:p text:style-name="P1">Да, имеет. FileNotFoundException является подмножеством IOExceptipon, по этому FileNotFoundException должна обрабатываться раньше.</text:p>
      <text:p text:style-name="P1">В противном случае, исключительная ситуация FileNotFoundException никогда не будет обработанна, так как в одном блоке try может быть обработанна только одна искючительная ситуация, т.е. блоки catch(...) должны идти в порядке от частного к общему.</text:p>
      <text:p text:style-name="P1"></text:p>
      <text:p text:style-name="P2">9. Могут ли внутренние классы, описанные внутри метода, иметь доступ к локальным переменным этого метода?</text:p>
      <text:p text:style-name="Standard"/>
      <text:p text:style-name="P14">Могут, но локальные переменные должны быть объявленны как final <text:s/>доступ к ним, соответственно, можно получить тлько для чтения. <text:s/></text:p>
      <text:p text:style-name="P1"></text:p>
      <text:p text:style-name="P2">10. Как подкласс может обратиться к методу или конструктору из суперкласса?</text:p>
      <text:p text:style-name="P1"></text:p>
      <text:p text:style-name="P1">С помощью ключевого слова super. Если речь идет о конструкторе родительского класса, то нужно написать super(...). Если необходимо вызвать метод родительского класса, то нужно написать super.parentClassMethod(...).</text:p>
      <text:p text:style-name="P1"></text:p>
      <text:p text:style-name="P2">11. В чем разница между очередью и стеком?</text:p>
      <text:p text:style-name="P1"></text:p>
      <text:p text:style-name="P1">Структуры данных "антогонисты". Стек реализует принцип FILO(first in last out), а очередь принцип FIFO(first in first out). </text:p>
      <text:p text:style-name="P1"></text:p>
      <text:p text:style-name="P2">12. Что вам приходит в голову, когда вы слышите о новом поколении (young generation) в Java?</text:p>
      <text:p text:style-name="P1"></text:p>
      <text:p text:style-name="P20">что-то связанное с gc</text:p>
      <text:p text:style-name="P1"/>
      <text:p text:style-name="P1"></text:p>
      <text:p text:style-name="P2">13. Есть два класса: A и B. Класс B должен информировать класс A когда случается некое важное событие. Какой design-pattern вы должны реализовать?</text:p>
      <text:p text:style-name="P1"></text:p>
      <text:p text:style-name="P1">Пример из лекций с кнопкой. Нужно реализовать design-pattern adapter. Такая реализация позволит не смешивать 2 различные сущности и позволит не задавать жесткую связь между <text:soft-page-break/>классами А и В. Также, благодаря данному паттерну, клас В не будет "управлять" классом А, а будет только передавать сообщение о неком событии. А еще мы получим гибкое решение. Если класс В потребуется в дальнейшем в связке с классом С, например, то нужно будет написать новый адаптер, а сами классы менять не придется. </text:p>
      <text:p text:style-name="P1"></text:p>
      <text:p text:style-name="P2"/>
      <text:p text:style-name="P26">14. Какой модификатор доступа надо указать в классе, чтобы доступ к нему имели только классы из того же пакета?</text:p>
      <text:p text:style-name="Standard"/>
      <text:p text:style-name="P1">package. ??</text:p>
      <text:p text:style-name="Standard"/>
      <text:p text:style-name="P2">15. Чем отличается статический внутренний класс от просто внутреннего класса?</text:p>
      <text:p text:style-name="P16">Для класса, содерж стат класс :</text:p>
      <text:list xml:id="list344870610311043130" text:style-name="L4">
        <text:list-item>
          <text:p text:style-name="P15">Не имеют доступа к нестатич полям метода, через ссылку можно</text:p>
        </text:list-item>
        <text:list-item>
          <text:p text:style-name="P15">имеют доступ ко всем стат методам, в том чисте - приватным</text:p>
        </text:list-item>
        <text:list-item>
          <text:p text:style-name="P15">Извне обрщаться с стат вн классу можно через имя класса, содерж стат класс:</text:p>
        </text:list-item>
      </text:list>
      <text:p text:style-name="P16"/>
      <text:p text:style-name="P16">Class A {</text:p>
      <text:p text:style-name="P16">static class B{</text:p>
      <text:p text:style-name="P16">}</text:p>
      <text:p text:style-name="P16">}</text:p>
      <text:p text:style-name="P2"/>
      <text:p text:style-name="P2">…</text:p>
      <text:p text:style-name="P2"/>
      <text:p text:style-name="P16">A.B b = new A.B(); </text:p>
      <text:p text:style-name="P2"/>
      <text:p text:style-name="P16">В вайловой системе, после компиляции будет храниться A.class A$B.class</text:p>
      <text:p text:style-name="P2"/>
      <text:p text:style-name="P2">16. можно ли обратиться к не-статической переменной из статического метода?</text:p>
      <text:p text:style-name="P2"/>
      <text:p text:style-name="P1">Можно только в том случае, если есть объект класса, к переменной которого нужно обратиться. Обратиться напрямую к нестатической переменной из статического метода нельзя, так как статический метод/переменная будут доступны сразу после «загрузки» класса в программу, <text:s/>а не статичные только после создания объекта класса. </text:p>
      <text:p text:style-name="P2"/>
      <text:p text:style-name="P2">17. какие типы данных есть в Java?</text:p>
      <text:p text:style-name="P4"/>
      <text:list xml:id="list5252037952382218456" text:style-name="L2">
        <text:list-item>
          <text:p text:style-name="P5">ссылочные (32 бит)</text:p>
          <text:list>
            <text:list-item>
              <text:p text:style-name="P5">Object</text:p>
            </text:list-item>
            <text:list-item>
              <text:p text:style-name="P5">String</text:p>
            </text:list-item>
            <text:list-item>
              <text:p text:style-name="P5">Integer</text:p>
            </text:list-item>
            <text:list-item>
              <text:p text:style-name="P5">...</text:p>
            </text:list-item>
          </text:list>
        </text:list-item>
        <text:list-item>
          <text:p text:style-name="P5">базовые (бит)</text:p>
          <text:list>
            <text:list-item>
              <text:p text:style-name="P5">byte // 8 </text:p>
            </text:list-item>
            <text:list-item>
              <text:p text:style-name="P5">char // 16</text:p>
            </text:list-item>
            <text:list-item>
              <text:p text:style-name="P5">short // 16</text:p>
            </text:list-item>
            <text:list-item>
              <text:p text:style-name="P5">int // 32</text:p>
            </text:list-item>
            <text:list-item>
              <text:p text:style-name="P5">long // 64</text:p>
            </text:list-item>
            <text:list-item>
              <text:p text:style-name="P5">float // 32</text:p>
            </text:list-item>
            <text:list-item>
              <text:p text:style-name="P5">double // 64</text:p>
            </text:list-item>
            <text:list-item>
              <text:p text:style-name="P5">boolean // 8</text:p>
            </text:list-item>
          </text:list>
        </text:list-item>
      </text:list>
      <text:p text:style-name="P2"/>
      <text:p text:style-name="P3">Любая ссылка 32 бит. Это не связано с данными, которые храняться по ссылке. Они занимают пямять отдельно, с памятью, выделенную под саму ссылку это никак не связано.</text:p>
      <text:p text:style-name="P2"/>
      <text:p text:style-name="P2"/>
      <text:p text:style-name="P26">18. Чем отличаются переопределение (Override) и перегрузка (Overload)</text:p>
      <text:p text:style-name="P6">Переопределением называют полную замену или уточнение медтода родителя методом наследника : </text:p>
      <text:p text:style-name="P6"/>
      <text:p text:style-name="P6">Class A {</text:p>
      <text:p text:style-name="P6">void method(int a, int b){...}</text:p>
      <text:p text:style-name="P6">}</text:p>
      <text:p text:style-name="P6"/>
      <text:p text:style-name="P6">Class B extends A{</text:p>
      <text:p text:style-name="P6">@Override</text:p>
      <text:p text:style-name="P6">void method(int a, int b){...}</text:p>
      <text:p text:style-name="P6">}</text:p>
      <text:p text:style-name="P6"/>
      <text:p text:style-name="P6">Перегрузка же с наследованием никак не связана. Эта технология позволяет менять входные параметры метода<text:span text:style-name="T1">(количество и/или тип данных)</text:span> при <text:span text:style-name="T2">н</text:span>еизменном имени метода:</text:p>
      <text:p text:style-name="P6"/>
      <text:p text:style-name="P6">Class A {</text:p>
      <text:p text:style-name="P6">int abs(int) {...}</text:p>
      <text:p text:style-name="P6">float <text:s/>abs(float) {…}</text:p>
      <text:p text:style-name="P6">double abs(double) {…}</text:p>
      <text:p text:style-name="P6">...</text:p>
      <text:p text:style-name="P6">}</text:p>
      <text:p text:style-name="P6"/>
      <text:p text:style-name="P7">Перегрузка не может осуществляться только по типу возвращаемого значения. </text:p>
      <text:p text:style-name="P6"/>
      <text:p text:style-name="P2">19. Что такое итератор?</text:p>
      <text:p text:style-name="P2"/>
      <text:p text:style-name="P17">Необходим в т.ч. для прохода по контейнерным классам(foreach). Должен реализовывать интерфейсы hasNest(), next() и remove() <text:span text:style-name="T8">(начиная с 1.8)</text:span>;</text:p>
      <text:p text:style-name="P2"/>
      <text:p text:style-name="P2">20. Перечислите основные категории исключительных ситуаций</text:p>
      <text:p text:style-name="P2"/>
      <text:p text:style-name="P18">checked(<text:span text:style-name="T9">унаследованные от </text:span>Exeption)</text:p>
      <text:p text:style-name="P18">Данные исключения ДОБЛЖНЫ быть обработаны блоком try catch или переданы выше при помощи ключевого слова throws</text:p>
      <text:p text:style-name="P18"/>
      <text:p text:style-name="P18">unchecked(<text:span text:style-name="T9">унаследованные от </text:span>RuntimeExeption)</text:p>
      <text:p text:style-name="P18">Данные исключения могут не обрабатываться.</text:p>
      <text:p text:style-name="P2"/>
      <text:p text:style-name="P2">21. Какая разница между throw и throws?</text:p>
      <text:p text:style-name="P2"/>
      <text:p text:style-name="P19">Общее между ними только то, что оба этих слова связаны с иск сит.</text:p>
      <text:p text:style-name="P19"/>
      <text:p text:style-name="P19">Throw позволяет выбросить исключительную ситуацию :</text:p>
      <text:p text:style-name="P19"/>
      <text:p text:style-name="P19">throw new Exeption(...);</text:p>
      <text:p text:style-name="P19"/>
      <text:p text:style-name="P19">throws позволяет передать обработку исключительной ситуации на уровень выше. Например :</text:p>
      <text:p text:style-name="P19"/>
      <text:p text:style-name="P19">void method() throw <text:s/>Exeption {</text:p>
      <text:p text:style-name="P19"><text:s/>...</text:p>
      <text:p text:style-name="P19">}</text:p>
      <text:p text:style-name="P2"><text:soft-page-break/></text:p>
      <text:p text:style-name="P2">22. Зачем нужен блок finally?</text:p>
      <text:p text:style-name="Standard"/>
      <text:p text:style-name="P9">try {</text:p>
      <text:p text:style-name="P9">} catch( … ) {</text:p>
      <text:p text:style-name="P9">} finally {</text:p>
      <text:p text:style-name="P9"/>
      <text:p text:style-name="P9">}</text:p>
      <text:p text:style-name="P9"><text:s/></text:p>
      <text:p text:style-name="P9">Блок <text:s/>finally будет вызван после завершения блока try или после перехвата исключительной ситуации, если такая была сгенерированна в блоке try. Данная технология бывает полезна если необходимо освободить некий разделяемый ресурс после завершений работы кода в блоке try с ошибкой или без нее, <text:span text:style-name="T3">т. е. блок finaly будет выполнен в любом случае(если программист не напишет System.exit(0) в блоке try, например). </text:span></text:p>
      <text:p text:style-name="P9"/>
      <text:p text:style-name="Standard"/>
      <text:p text:style-name="P2">23. Что такое finalize?</text:p>
      <text:p text:style-name="P2"/>
      <text:p text:style-name="P8">Метод, кторый можно переопределить для «помощи» gc. Данный метод будет вызван при уничтожении объекта gc. Выполяется в отдельном потоке. Полостью не заменяет удаление объекта, дополняет его. </text:p>
      <text:p text:style-name="P2"/>
      <text:p text:style-name="P2">24. Перечислите все виды внутренних классов</text:p>
      <text:p text:style-name="P2"/>
      <text:p text:style-name="Standard">внутренние классы-члены </text:p>
      <text:p text:style-name="P21">Свзяаны с экземпляром содержащего класса. Имеют доступ ко всем полям и методам. </text:p>
      <text:p text:style-name="P21"/>
      <text:p text:style-name="P21">Class A {</text:p>
      <text:p text:style-name="P21">class B{</text:p>
      <text:p text:style-name="P21">}</text:p>
      <text:p text:style-name="P21">}</text:p>
      <text:p text:style-name="Standard">…</text:p>
      <text:p text:style-name="P21">A a = new A();</text:p>
      <text:p text:style-name="P21">A.B = new a.new B();</text:p>
      <text:p text:style-name="P21"/>
      <text:p text:style-name="Standard">локальные классы</text:p>
      <text:p text:style-name="P23">Определяются и видны только в рамках блока кода. </text:p>
      <text:p text:style-name="P22">Свзяаны с экземпляром содержащего класса. Имеют доступ ко всем полям и методам. <text:span text:style-name="T10">Не могут иметь статические переменные и методы, не могу быть private, static, protected, public.</text:span></text:p>
      <text:p text:style-name="P22"/>
      <text:p text:style-name="Standard">анонимные классы</text:p>
      <text:p text:style-name="P24">Аналогичен локальному классу, тлько без имени. <text:s/>Имеет смысл создавать, есть тело класса очень мало, больше этот класс нигде не понадобиться(будет создан только один экземпляр) и имя класса не важно. Не может иметь конструктор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 </meta:initial-creator>
    <meta:creation-date>2015-04-16T19:03:16.557399631</meta:creation-date>
    <dc:date>2015-04-16T21:11:39.186500379</dc:date>
    <dc:creator>dmitry  </dc:creator>
    <meta:editing-duration>PT1H57M41S</meta:editing-duration>
    <meta:editing-cycles>40</meta:editing-cycles>
    <meta:generator>LibreOffice/4.2.7.2$Linux_X86_64 LibreOffice_project/420m0$Build-2</meta:generator>
    <meta:document-statistic meta:table-count="0" meta:image-count="0" meta:object-count="0" meta:page-count="6" meta:paragraph-count="160" meta:word-count="1235" meta:character-count="8144" meta:non-whitespace-character-count="6980"/>
  </office:meta>
</office:document-meta>
</file>